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break-before="pag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tin-1 (ISO 8859-1) และ cp1252 (Windows-1252) เป็นสองโครงสร้าง encoding ที่ใช้ในการแปลงตัวอักษรที่ไม่ใช่ ASCII เช่นตัวอักษรยุโรปตะวันตก และบางตัวอักษรพิเศษ เป็นรหัสเลขที่คอมพิวเตอร์สามารถเข้าใจได้</text:p>
      <text:p text:style-name="Standard"/>
      <text:p text:style-name="Standard">อย่างไรก็ตามมีความแตกต่างที่สำคัญระหว่าง Latin-1 และ cp1252:</text:p>
      <text:p text:style-name="Standard"/>
      <text:p text:style-name="Standard">1. **ความแตกต่างในตารางอักขระ**: Latin-1 เป็น encoding ที่ถูกกำหนดไว้แล้วและไม่มีการเปลี่ยนแปลงตั้งแต่ขณะเริ่มต้น แต่ cp1252 มีการเปลี่ยนแปลงบางอย่างที่เกิดขึ้นตามความต้องการของ Microsoft เพื่อให้รองรับตัวอักษรบางตัวที่ไม่มีใน Latin-1 อีกทั้งยังมีการเพิ่มตัวอักษรพิเศษเพิ่มเติมเข้าไป เช่น euro sign (€) และ smart quotes (‘’, “”) เป็นต้น</text:p>
      <text:p text:style-name="Standard"/>
      <text:p text:style-name="Standard">2. **ความสามารถในการแสดงผล**: ความแตกต่างหลักคือ Latin-1 สามารถแสดงผลได้สมบูรณ์เมื่อใช้กับภาษายุโรปตะวันตก แต่ cp1252 มีความสามารถในการแสดงผลที่ดีกว่า โดยสามารถแสดงผลได้ถูกต้องเมื่อใช้กับภาษายุโรปตะวันตกและยังสามารถรองรับตัวอักษรพิเศษเพิ่มเติมได้</text:p>
      <text:p text:style-name="Standard"/>
      <text:p text:style-name="Standard">3. **การใช้งาน**: Latin-1 มักถูกใช้ในแวดวงที่ต้องการความสามารถในการแสดงผลตัวอักษรพื้นฐาน แต่ cp1252 มักถูกใช้ในระบบปฏิบัติการ Windows เนื่องจากมีการรองรับตัวอักษรพิเศษที่สำคัญบางตัว</text:p>
      <text:p text:style-name="Standard"/>
      <text:p text:style-name="Standard">4. **ความเข้ากันได้**: ตัวอักษรในช่วง 0x80-0x9F ใน cp1252 มีการใช้งานที่แตกต่างกับ Latin-1 ซึ่งอาจทำให้เกิดปัญหาเมื่อมีการแปลงข้อมูลระหว่าง Latin-1 และ cp1252 โดยเฉพาะในบางกรณีที่ใช้ตัวอักษรพิเศษเหล่านี้</text:p>
      <text:p text:style-name="Standard"/>
      <text:p text:style-name="Standard">โดยสรุปแล้ว Latin-1 และ cp1252 เป็นสอง encoding ที่ใช้ในการแสดงผลตัวอักษรไม่ใช่ ASCII และมีความแตกต่างที่สำคัญในการรองรับตัวอักษรพิเศษและการแสดงผลของตัวอักษร.</text:p>
      <text:p text:style-name="Standard"/>
      <text:p text:style-name="Standard"/>
      <text:p text:style-name="P1"/>
      <text:p text:style-name="Standard">ตัวอักษรที่แตกต่างกันระหว่าง Latin-1 (ISO 8859-1) และ cp1252 (Windows-1252) ได้แก่ตัวอักษรพิเศษที่เพิ่มเข้ามาใน cp1252 เพื่อรองรับฟีเจอร์พิเศษหลายอย่าง เช่น smart quotes, euro sign, และ em dash. นี่คือตัวอักษรบางตัวที่แตกต่างกัน:</text:p>
      <text:p text:style-name="Standard"/>
      <text:p text:style-name="Standard">1. **Euro Sign (€)**:</text:p>
      <text:p text:style-name="Standard"><text:s text:c="3"/>- Latin-1: ไม่มี</text:p>
      <text:p text:style-name="Standard"><text:s text:c="3"/>- cp1252: 0x80</text:p>
      <text:p text:style-name="Standard"/>
      <text:p text:style-name="Standard">2. **Smart Quotes (‘’, “”)**:</text:p>
      <text:p text:style-name="Standard"><text:s text:c="3"/>- Latin-1: ไม่มี</text:p>
      <text:p text:style-name="Standard"><text:s text:c="3"/>- cp1252: 0x91, 0x92, 0x93, 0x94</text:p>
      <text:p text:style-name="Standard"/>
      <text:p text:style-name="Standard">3. **Em Dash (—)**:</text:p>
      <text:p text:style-name="Standard"><text:s text:c="3"/>- Latin-1: ไม่มี</text:p>
      <text:p text:style-name="Standard"><text:s text:c="3"/>- cp1252: 0x97</text:p>
      <text:p text:style-name="Standard"/>
      <text:p text:style-name="Standard">4. **Trademark Sign (™)**:</text:p>
      <text:p text:style-name="Standard"><text:s text:c="3"/>- Latin-1: ไม่มี</text:p>
      <text:p text:style-name="Standard"><text:s text:c="3"/>- cp1252: 0x99</text:p>
      <text:p text:style-name="Standard"/>
      <text:p text:style-name="Standard">5. **En Dash (–)**:</text:p>
      <text:p text:style-name="Standard"><text:s text:c="3"/>- Latin-1: ไม่มี</text:p>
      <text:p text:style-name="Standard"><text:s text:c="3"/>- cp1252: 0x96</text:p>
      <text:p text:style-name="Standard"/>
      <text:p text:style-name="Standard">6. **Bullet (•)**:</text:p>
      <text:p text:style-name="Standard"><text:s text:c="3"/>- Latin-1: ไม่มี</text:p>
      <text:p text:style-name="Standard"><text:s text:c="3"/>- cp1252: 0x95</text:p>
      <text:p text:style-name="Standard"/>
      <text:p text:style-name="Standard">7. **Non-Breaking Space ( )**:</text:p>
      <text:p text:style-name="Standard"><text:s text:c="3"/>- Latin-1: 0xA0</text:p>
      <text:p text:style-name="Standard"><text:s text:c="3"/>- cp1252: 0xA0</text:p>
      <text:p text:style-name="Standard"/>
      <text:p text:style-name="Standard">มีตัวอักษรพิเศษอื่น ๆ ที่แตกต่างกันอีกมากมาย แต่นี่เป็นตัวอย่างบางส่วนที่บ่งบอกถึงความแตกต่างระหว่าง Latin-1 และ cp1252 ในการรองรับฟีเจอร์พิเศษที่ไม่มีใน Latin-1 และเพิ่มเข้ามาใน cp1252 เพื่อรองรับการใช้งานในระบบปฏิบัติการ Windows.</text:p>
      <text:p text:style-name="P1">นอกจากฟังก์ชันที่กล่าวถึงแล้วในการใช้งาน `iconv` extension ใน PHP 8.2 ยังมีค่า character set ที่สามารถใช้ได้ดังนี้:</text:p>
      <text:p text:style-name="Standard"/>
      <text:p text:style-name="Standard">1. `ISO-8859-1`: Latin-1 หรือ ISO Latin-1</text:p>
      <text:p text:style-name="Standard">2. `ISO-8859-2`: Latin-2 หรือ ISO Latin-2</text:p>
      <text:p text:style-name="Standard">3. `ISO-8859-3`: Latin-3 หรือ ISO Latin-3</text:p>
      <text:p text:style-name="Standard">4. `ISO-8859-4`: Latin-4 หรือ ISO Latin-4</text:p>
      <text:p text:style-name="Standard">5. `ISO-8859-5`: Latin/Cyrillic หรือ ISO Latin/Cyrillic</text:p>
      <text:p text:style-name="Standard">6. `ISO-8859-6`: Latin/Arabic หรือ ISO Latin/Arabic</text:p>
      <text:p text:style-name="Standard">7. `ISO-8859-7`: Latin/Greek หรือ ISO Latin/Greek</text:p>
      <text:p text:style-name="Standard">8. `ISO-8859-8`: Latin/Hebrew หรือ ISO Latin/Hebrew</text:p>
      <text:p text:style-name="Standard">9. `ISO-8859-9`: Latin-5 หรือ ISO Latin-5</text:p>
      <text:p text:style-name="Standard">10. `ISO-8859-10`: Latin-6 หรือ ISO Latin-6</text:p>
      <text:p text:style-name="Standard">11. `ISO-8859-13`: Latin-7 หรือ ISO Latin-7</text:p>
      <text:p text:style-name="Standard">12. `ISO-8859-14`: Latin-8 หรือ ISO Latin-8</text:p>
      <text:p text:style-name="Standard">13. `ISO-8859-15`: Latin-9 หรือ ISO Latin-9</text:p>
      <text:p text:style-name="Standard">14. `ISO-8859-16`: Latin-10 หรือ ISO Latin-10</text:p>
      <text:p text:style-name="Standard">15. `KOI8-R`: KOI8-R</text:p>
      <text:p text:style-name="Standard">16. `KOI8-U`: KOI8-U</text:p>
      <text:p text:style-name="Standard">17. `CP1251`: Windows-1251</text:p>
      <text:p text:style-name="Standard">18. `CP1252`: Windows-1252</text:p>
      <text:p text:style-name="Standard">19. `CP1253`: Windows-1253</text:p>
      <text:p text:style-name="Standard">20. `CP1254`: Windows-1254</text:p>
      <text:p text:style-name="Standard">21. `CP1255`: Windows-1255</text:p>
      <text:p text:style-name="Standard">22. `CP1256`: Windows-1256</text:p>
      <text:p text:style-name="Standard">23. `CP1257`: Windows-1257</text:p>
      <text:p text:style-name="Standard">24. `CP1258`: Windows-1258</text:p>
      <text:p text:style-name="Standard">25. `UTF-8`: Unicode (สำหรับ UTF-8)</text:p>
      <text:p text:style-name="Standard">26. `UTF-16`: Unicode (สำหรับ UTF-16)</text:p>
      <text:p text:style-name="Standard">27. `UCS-2`: Unicode (สำหรับ UCS-2)</text:p>
      <text:p text:style-name="Standard">28. `UCS-4`: Unicode (สำหรับ UCS-4)</text:p>
      <text:p text:style-name="Standard">29. `BIG5`: Big5 (สำหรับ Traditional Chinese)</text:p>
      <text:p text:style-name="Standard">30. `GB2312`: GB2312 (สำหรับ Simplified Chinese)</text:p>
      <text:p text:style-name="Standard">31. `EUC-CN`: EUC-CN (สำหรับ Simplified Chinese)</text:p>
      <text:p text:style-name="Standard">32. `EUC-TW`: EUC-TW (สำหรับ Traditional Chinese)</text:p>
      <text:p text:style-name="Standard">33. `EUC-JP`: EUC-JP (สำหรับ Japanese)</text:p>
      <text:p text:style-name="Standard">34. `SJIS`: SJIS (สำหรับ Shift-JIS หรือ Japanese)</text:p>
      <text:p text:style-name="Standard">35. `ISO-2022-JP`: ISO-2022-JP (สำหรับ Japanese)</text:p>
      <text:p text:style-name="Standard">36. `KOI8-RU`: KOI8-RU (สำหรับ Ukrainian)</text:p>
      <text:p text:style-name="Standard"/>
      <text:p text:style-name="Standard">เหมือนกับฟังก์ชัน `iconv` คุณสามารถใช้เหล่านี้เพื่อระบุ character set ที่เกี่ยวข้องกับการทำงานที่คุณต้องการดำเนินการกับข้อมูลของคุณใน PHP ครับ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1T10:38:56.009000000</meta:creation-date>
    <dc:date>2024-03-21T14:28:19.101000000</dc:date>
    <meta:editing-duration>PT3H49M23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68" meta:word-count="1660" meta:character-count="3519" meta:non-whitespace-character-count="3180"/>
  </office:meta>
</office:document-meta>
</file>